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 style:list-style-name="L1">
      <style:paragraph-properties fo:margin-left="1.251cm" fo:margin-right="0cm" fo:text-indent="-0.635cm" style:auto-text-indent="false"/>
    </style:style>
    <style:style style:name="P5" style:family="paragraph" style:parent-style-name="Table_20_Contents" style:list-style-name="Numerazione_20_UC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Stato Pagamenti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1">Impiegato</text:span>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accede al sistema e viene riconosciuto come <text:span text:style-name="T1">Impiegato</text:span>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0176557621" text:style-name="Numerazione_20_UC">
              <text:list-item text:start-value="1">
                <text:p text:style-name="Azione_20_attore">L'impiegato accede alla sezione Stato Pagamenti</text:p>
                <text:p text:style-name="Azione_20_sistema"/>
              </text:list-item>
              <text:list-item>
                <text:p text:style-name="Azione_20_sistema">Il sistema mostra la lista degli utenti con i relativi campi</text:p>
                <text:p text:style-name="Azione_20_attore"/>
              </text:list-item>
              <text:list-item>
                <text:p text:style-name="P5"><text:span text:style-name="T2">L'</text:span><text:span text:style-name="T2">impiegato</text:span><text:span text:style-name="T2"> p</text:span><text:span text:style-name="T2">rende visione degli utenti che non hanno ancora effettuato il pagamento della retta.</text:span>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la lista degli utenti con i relativi campi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10176557622" text:style-name="L1">
              <text:list-item>
                <text:p text:style-name="P4">Nel caso di un errore utente, il sistema mostra all’impiegato un messaggio di errore che ne indica la causa.</text:p>
              </text:list-item>
              <text:list-item>
                <text:p text:style-name="P4">Il sistema offre la possibilità di ordinare gli utenti per “Cognome”, “Codice Fiscale”, “Stato Pagamento”, “Diritto Sconto”, “Diritto Cauzione”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L'impiegato deve poter visualizzare l'elenco degli iscritti entro 20 secondi dalla richiesta</text:p>
          </table:table-cell>
        </table:table-row>
      </table:table>
      <text:p text:style-name="P3">UC1: L'impiegato visualizza lo stato dei pagament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24:08.77</meta:creation-date>
    <dc:date>2012-10-29T13:11:19</dc:date>
    <meta:editing-duration>PT17S</meta:editing-duration>
    <meta:editing-cycles>10</meta:editing-cycles>
    <meta:generator>LibreOffice/3.5$Linux_X86_64 LibreOffice_project/350m1$Build-2</meta:generator>
    <meta:document-statistic meta:table-count="1" meta:image-count="0" meta:object-count="0" meta:page-count="1" meta:paragraph-count="18" meta:word-count="139" meta:character-count="456" meta:non-whitespace-character-count="796"/>
  </office:meta>
</office:document-meta>
</file>